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weight="bold" officeooo:rsid="009f7cdd" officeooo:paragraph-rsid="009f7cdd" style:font-name-asian="Times New Roman" style:font-weight-asian="bold" style:font-name-complex="Calibri1" style:font-weight-complex="bold"/>
    </style:style>
    <style:style style:name="P2" style:family="paragraph" style:parent-style-name="List_20_Paragraph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color="#ff0000" fo:font-weight="bold" officeooo:rsid="009f7cdd" officeooo:paragraph-rsid="009f7cdd" style:font-name-asian="Times New Roman" style:font-weight-asian="bold" style:font-name-complex="Calibri1" style:font-weight-complex="bold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fo:color="#996600" officeooo:paragraph-rsid="006170bf" style:font-name-asian="Times New Roman" style:font-name-complex="Calibri1"/>
    </style:style>
    <style:style style:name="P4" style:family="paragraph" style:parent-style-name="List_20_Paragraph" style:list-style-name="WWNum1">
      <style:paragraph-properties fo:text-align="justify" style:justify-single-word="false"/>
      <style:text-properties fo:color="#996600" officeooo:paragraph-rsid="0058aaad" style:font-name-asian="Times New Roman" style:font-name-complex="Calibri1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a03184" style:font-name-asian="Times New Roman" style:font-name-complex="Calibri1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a624d4" style:font-name-asian="Times New Roman" style:font-name-complex="Calibri1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878e1a" style:font-name-asian="Times New Roman" style:font-name-complex="Calibri1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fo:color="#000000" officeooo:paragraph-rsid="00878e1a" style:font-name-asian="Times New Roman" style:font-name-complex="Calibri1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fo:color="#000000" officeooo:paragraph-rsid="0058c158" style:font-name-asian="Times New Roman" style:font-name-complex="Calibri1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fo:color="#000000" officeooo:rsid="00746783" officeooo:paragraph-rsid="00746783" style:font-name-asian="Times New Roman" style:font-name-complex="Calibri1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58aaad" style:font-name-asian="Times New Roman" style:font-name-complex="Calibri1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4d081c" style:font-name-asian="Times New Roman" style:font-name-complex="Calibri1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fo:color="#000000" officeooo:rsid="004defc7" officeooo:paragraph-rsid="004defc7" style:font-name-asian="Times New Roman" style:font-name-complex="Calibri1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fo:color="#000000" officeooo:rsid="0042d937" officeooo:paragraph-rsid="009c0e26" style:font-name-asian="Times New Roman" style:font-name-complex="Calibri1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color="#000000" officeooo:rsid="004a0631" officeooo:paragraph-rsid="009c0e26" style:font-name-asian="Times New Roman" style:font-name-complex="Calibri1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fo:color="#000000" officeooo:rsid="003fcfc1" officeooo:paragraph-rsid="008eaa0a" style:font-name-asian="Times New Roman" style:font-name-complex="Calibri1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8eaa0a" style:font-name-asian="Times New Roman" style:font-name-complex="Calibri1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95c6f3" style:font-name-asian="Times New Roman" style:font-name-complex="Calibri1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fo:color="#ff0000" officeooo:rsid="003c2c74" officeooo:paragraph-rsid="00b5ac6f" style:font-name-asian="Times New Roman" style:font-name-complex="Calibri1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color="#ff0000" officeooo:rsid="001f888b" officeooo:paragraph-rsid="00b9358f" style:font-name-asian="Times New Roman" style:font-name-complex="Calibri1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b9358f" style:font-name-asian="Times New Roman" style:font-name-complex="Calibri1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9748bc" style:font-name-asian="Times New Roman" style:font-name-complex="Calibri1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b25cb3" style:font-name-asian="Times New Roman" style:font-name-complex="Calibri1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fo:color="#ff0000" officeooo:rsid="0099ff11" officeooo:paragraph-rsid="00b03682" style:font-name-asian="Times New Roman" style:font-name-complex="Calibri1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fo:color="#ff0000" officeooo:rsid="0043e9a5" officeooo:paragraph-rsid="00ba4980" style:font-name-asian="Times New Roman" style:font-name-complex="Calibri1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fo:color="#ff0000" officeooo:rsid="00441e08" officeooo:paragraph-rsid="00ba4980" style:font-name-asian="Times New Roman" style:font-name-complex="Calibri1"/>
    </style:style>
    <style:style style:name="P27" style:family="paragraph" style:parent-style-name="List_20_Paragraph" style:list-style-name="WWNum1">
      <style:paragraph-properties fo:text-align="justify" style:justify-single-word="false"/>
      <style:text-properties fo:color="#ff0000" officeooo:paragraph-rsid="0076a27e" style:font-name-asian="Times New Roman" style:font-name-complex="Calibri1"/>
    </style:style>
    <style:style style:name="P28" style:family="paragraph" style:parent-style-name="List_20_Paragraph" style:list-style-name="WWNum1">
      <style:paragraph-properties fo:text-align="justify" style:justify-single-word="false"/>
      <style:text-properties fo:color="#ff0000" officeooo:paragraph-rsid="0074fb3a" style:font-name-asian="Times New Roman" style:font-name-complex="Calibri1"/>
    </style:style>
    <style:style style:name="P29" style:family="paragraph" style:parent-style-name="List_20_Paragraph" style:list-style-name="WWNum1">
      <style:paragraph-properties fo:text-align="justify" style:justify-single-word="false"/>
      <style:text-properties fo:color="#ff0000" officeooo:paragraph-rsid="0090bb58" style:font-name-asian="Times New Roman" style:font-name-complex="Calibri1"/>
    </style:style>
    <style:style style:name="P30" style:family="paragraph" style:parent-style-name="List_20_Paragraph" style:list-style-name="WWNum1">
      <style:paragraph-properties fo:text-align="justify" style:justify-single-word="false"/>
      <style:text-properties fo:color="#ff0000" officeooo:paragraph-rsid="009118f5" style:font-name-asian="Times New Roman" style:font-name-complex="Calibri1"/>
    </style:style>
    <style:style style:name="P31" style:family="paragraph" style:parent-style-name="List_20_Paragraph" style:list-style-name="WWNum1">
      <style:paragraph-properties fo:text-align="justify" style:justify-single-word="false"/>
      <style:text-properties fo:color="#ff0000" officeooo:paragraph-rsid="00bba8fa" style:font-name-asian="Times New Roman" style:font-name-complex="Calibri1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fo:color="#ff0000" officeooo:rsid="008d66b5" officeooo:paragraph-rsid="00bba8fa" style:font-name-asian="Times New Roman" style:font-name-complex="Calibri1"/>
    </style:style>
    <style:style style:name="P33" style:family="paragraph" style:parent-style-name="List_20_Paragraph" style:list-style-name="WWNum1">
      <style:paragraph-properties fo:text-align="justify" style:justify-single-word="false"/>
      <style:text-properties fo:color="#ff0000" officeooo:rsid="008e2c71" officeooo:paragraph-rsid="00bba8fa" style:font-name-asian="Times New Roman" style:font-name-complex="Calibri1"/>
    </style:style>
    <style:style style:name="P34" style:family="paragraph" style:parent-style-name="List_20_Paragraph" style:list-style-name="WWNum1">
      <style:paragraph-properties fo:text-align="justify" style:justify-single-word="false"/>
      <style:text-properties fo:color="#ff0000" officeooo:rsid="002a1b1f" officeooo:paragraph-rsid="00ba82ac" style:font-name-asian="Times New Roman" style:font-name-complex="Calibri1"/>
    </style:style>
    <style:style style:name="P35" style:family="paragraph" style:parent-style-name="List_20_Paragraph" style:list-style-name="WWNum1">
      <style:paragraph-properties fo:text-align="justify" style:justify-single-word="false"/>
      <style:text-properties fo:color="#ff0000" officeooo:paragraph-rsid="00bba8fa" style:font-name-complex="Calibri1"/>
    </style:style>
    <style:style style:name="P36" style:family="paragraph" style:parent-style-name="List_20_Paragraph" style:list-style-name="WWNum1">
      <style:paragraph-properties fo:text-align="justify" style:justify-single-word="false"/>
      <style:text-properties fo:color="#ff0000" officeooo:paragraph-rsid="0063ea58" style:font-name-complex="Calibri1"/>
    </style:style>
    <style:style style:name="P37" style:family="paragraph" style:parent-style-name="List_20_Paragraph" style:list-style-name="WWNum1">
      <style:paragraph-properties fo:text-align="justify" style:justify-single-word="false"/>
      <style:text-properties fo:color="#ff0000" style:font-name="Consolas" officeooo:paragraph-rsid="0063ea58" style:font-name-complex="Consolas1"/>
    </style:style>
    <style:style style:name="T1" style:family="text">
      <style:text-properties officeooo:rsid="00222208"/>
    </style:style>
    <style:style style:name="T2" style:family="text">
      <style:text-properties officeooo:rsid="006f4c05"/>
    </style:style>
    <style:style style:name="T3" style:family="text">
      <style:text-properties officeooo:rsid="007ad10a"/>
    </style:style>
    <style:style style:name="T4" style:family="text">
      <style:text-properties officeooo:rsid="007c89d3"/>
    </style:style>
    <style:style style:name="T5" style:family="text">
      <style:text-properties officeooo:rsid="007f7bce"/>
    </style:style>
    <style:style style:name="T6" style:family="text">
      <style:text-properties fo:font-weight="bold" officeooo:rsid="0080c31b" style:font-weight-asian="bold" style:font-weight-complex="bold"/>
    </style:style>
    <style:style style:name="T7" style:family="text">
      <style:text-properties fo:font-weight="bold" officeooo:rsid="00813723" style:font-weight-asian="bold" style:font-weight-complex="bold"/>
    </style:style>
    <style:style style:name="T8" style:family="text">
      <style:text-properties fo:font-weight="bold" officeooo:rsid="00871634" style:font-weight-asian="bold" style:font-weight-complex="bold"/>
    </style:style>
    <style:style style:name="T9" style:family="text">
      <style:text-properties fo:font-weight="bold" officeooo:rsid="008f4bb8" style:font-weight-asian="bold" style:font-weight-complex="bold"/>
    </style:style>
    <style:style style:name="T10" style:family="text">
      <style:text-properties officeooo:rsid="0081b4ac"/>
    </style:style>
    <style:style style:name="T11" style:family="text">
      <style:text-properties officeooo:rsid="00826250"/>
    </style:style>
    <style:style style:name="T12" style:family="text">
      <style:text-properties officeooo:rsid="008a55af"/>
    </style:style>
    <style:style style:name="T13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6ff1f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8bd9b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0bb58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118f5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bold" officeooo:rsid="009477f4" style:text-blinking="false" fo:background-color="transparent" loext:char-shading-value="0" style:font-name-asian="Times New Roman" style:font-size-asian="11pt" style:font-style-asian="normal" style:font-weight-asian="bold" style:font-name-complex="Arial1" style:font-size-complex="11pt" style:font-style-complex="normal" style:font-weight-complex="bold"/>
    </style:style>
    <style:style style:name="T18" style:family="text">
      <style:text-properties officeooo:rsid="009748bc"/>
    </style:style>
    <style:style style:name="T19" style:family="text">
      <style:text-properties officeooo:rsid="009b7691"/>
    </style:style>
    <style:style style:name="T20" style:family="text">
      <style:text-properties officeooo:rsid="009c0e26"/>
    </style:style>
    <style:style style:name="T21" style:family="text">
      <style:text-properties officeooo:rsid="009d0e11"/>
    </style:style>
    <style:style style:name="T22" style:family="text">
      <style:text-properties officeooo:rsid="00a03184"/>
    </style:style>
    <style:style style:name="T23" style:family="text">
      <style:text-properties officeooo:rsid="00aa16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ltithreading <text:span text:style-name="T23">and</text:span> Concurrency</text:p>
      <text:p text:style-name="P1"/>
      <text:list xml:id="list4905048773152358989" text:style-name="WWNum1">
        <text:list-item>
          <text:p text:style-name="P3">Write a simple program which uses Thread subclass for multi-threading.</text:p>
          <text:p text:style-name="P3">(Answer: ExtendsThread)</text:p>
        </text:list-item>
        <text:list-item>
          <text:p text:style-name="P3">Write a simple program to show the runnable implementation for multi-threading.</text:p>
          <text:p text:style-name="P4">(Answer: ImplementsRunnable)</text:p>
        </text:list-item>
        <text:list-item>
          <text:p text:style-name="P5">Write a simple program to show the <text:span text:style-name="T22">thread interruption</text:span>.</text:p>
          <text:p text:style-name="P6">(Answer: <text:span text:style-name="T22">ThreadInterrupt_1, ThreadInterrupt_2, ThreadInterrupt_3, ThreadInterrupt_4</text:span>)</text:p>
        </text:list-item>
        <text:list-item>
          <text:p text:style-name="P5">Write a simple program to show the use of addShutdownHook().</text:p>
          <text:p text:style-name="P7">(Answer: ShutdownHook)</text:p>
        </text:list-item>
        <text:list-item>
          <text:p text:style-name="P8">Write a simple program to show the suspend-resume.</text:p>
          <text:p text:style-name="P9">(Answer: SuspendResume)</text:p>
        </text:list-item>
        <text:list-item>
          <text:p text:style-name="P9">Write a simple example <text:span text:style-name="T21">for 100%</text:span> deallock.</text:p>
          <text:p text:style-name="P9">(Answer: Deadlock_1, <text:span text:style-name="T21">Deadlock_2, Deadlock_3</text:span>)</text:p>
        </text:list-item>
        <text:list-item>
          <text:p text:style-name="P10">Write a simple program to show the use of ConcurrentHashMap.</text:p>
          <text:p text:style-name="P10">(Answer: ConcurrentHashMapDemo)</text:p>
        </text:list-item>
        <text:list-item>
          <text:p text:style-name="P11">Write a simple program to show the use of ThreaLocal.</text:p>
          <text:p text:style-name="P12">(Answer: ThreadLocal) <text:span text:style-name="T4">Practice this example with DateFormatter and don’t replace DateFormatter with Integer or anything similar. This is a more usefull and practical example.</text:span></text:p>
        </text:list-item>
        <text:list-item>
          <text:p text:style-name="P13">Write a simple program to show the use of TimerTask.</text:p>
          <text:p text:style-name="P13">(Answer: TimerTask)</text:p>
        </text:list-item>
        <text:list-item>
          <text:p text:style-name="P14">Write a simple program to show the use of Fork-Join framework.</text:p>
          <text:p text:style-name="P14">(Answer: ForkJoin)</text:p>
        </text:list-item>
        <text:list-item>
          <text:p text:style-name="P14">Write a simple program to show the use of <text:span text:style-name="T20">RecursiveAction</text:span>.</text:p>
          <text:p text:style-name="P14">(Answer: <text:span text:style-name="T20">RecursiveAction</text:span>)</text:p>
        </text:list-item>
        <text:list-item>
          <text:p text:style-name="P14">Write a simple program to show the use of <text:span text:style-name="T20">RecursiveTask</text:span>.</text:p>
          <text:p text:style-name="P14">(Answer: <text:span text:style-name="T20">RecursiveTask</text:span>)</text:p>
        </text:list-item>
        <text:list-item>
          <text:p text:style-name="P15">Write a simple program to show the use of thread pool in java.</text:p>
          <text:p text:style-name="P16">(Answer: ThreadPool_1)</text:p>
        </text:list-item>
        <text:list-item>
          <text:p text:style-name="P17">Write a simple program to show the use of Callable and Future.</text:p>
          <text:p text:style-name="P18">(Answer: ThreadPool_2)</text:p>
        </text:list-item>
        <text:list-item>
          <text:p text:style-name="P19">Write a simple java programs to show the use of AtomicIntegers <text:span text:style-name="T19">with your custom implementation of AtomicIntegers.</text:span></text:p>
          <text:p text:style-name="P19">(Answer: JavaAtomic)</text:p>
        </text:list-item>
        <text:list-item>
          <text:p text:style-name="P20">Write a simple program to show the working of notify() and notifyall().</text:p>
          <text:p text:style-name="P20">(Answer: <text:span text:style-name="T1">Notification</text:span>)</text:p>
        </text:list-item>
        <text:list-item>
          <text:p text:style-name="P21">Write a program to show the use of CountDownLatch with its custom implementation.</text:p>
          <text:p text:style-name="P22">(Answer: CountDownLatch)</text:p>
        </text:list-item>
        <text:list-item>
          <text:p text:style-name="P22">Write a program to show the use of C<text:span text:style-name="T18">yclicBarrier</text:span> with its custom implementation.</text:p>
          <text:p text:style-name="P23">(Answer: C<text:span text:style-name="T18">yclicBarrier_1, </text:span>C<text:span text:style-name="T18">yclicBarrier_2</text:span>)</text:p>
        </text:list-item>
        <text:list-item>
          <text:p text:style-name="P24">Write a program to show the use of Phaser with its custom implementation.</text:p>
          <text:p text:style-name="P24">(Answer: Phaser)</text:p>
        </text:list-item>
        <text:list-item>
          <text:p text:style-name="P25">Write the approximate implementations of Lock class and ReentrantLock class.</text:p>
          <text:p text:style-name="P26"><text:soft-page-break/>(Answer: <text:span text:style-name="T2">ReentrantLock</text:span>)</text:p>
        </text:list-item>
        <text:list-item>
          <text:p text:style-name="P27">Implement producer-consumer problem using synchronized.</text:p>
          <text:p text:style-name="P28">(Answer: ProducerConsum<text:span text:style-name="T3">erSimple</text:span>)</text:p>
        </text:list-item>
        <text:list-item>
          <text:p text:style-name="P29"><text:span text:style-name="Source_20_Text"><text:span text:style-name="T17">(VVI) </text:span></text:span><text:span text:style-name="Source_20_Text"><text:span text:style-name="T15">Implement</text:span></text:span><text:span text:style-name="Source_20_Text"><text:span text:style-name="T13"> Producer-Consumer problem using </text:span></text:span><text:span text:style-name="Source_20_Text"><text:span text:style-name="T14">your own </text:span></text:span><text:span text:style-name="Source_20_Text"><text:span text:style-name="T13">Semaphore.</text:span></text:span></text:p>
          <text:p text:style-name="P30"><text:span text:style-name="Source_20_Text"><text:span text:style-name="T16">(Answer: ProducerConsumerSemaphore)</text:span></text:span></text:p>
        </text:list-item>
        <text:list-item>
          <text:p text:style-name="P29">Implement producer-consumer problem using BlockingQueue <text:span text:style-name="T5">and show the approximate implementation of own BlockingQueue using ConditionLock.</text:span></text:p>
          <text:p text:style-name="P28">(Answer: ProducerConsumerBlockingQueue) <text:span text:style-name="T6">NOT COMPLETE: implement ensure capacity in your own BlockingQueue implementation. </text:span><text:span text:style-name="T7">Take reference from MyHashMap implementation of ensure capacity after that’s complete implementation. </text:span><text:span text:style-name="T8">SEE AT THE END….</text:span></text:p>
        </text:list-item>
        <text:list-item>
          <text:p text:style-name="P32"><text:span text:style-name="T9">(VVI) </text:span>Write a program to show the implementation of own implementation of thread pool.</text:p>
          <text:p text:style-name="P33">(Answer: ThreadPool)</text:p>
        </text:list-item>
        <text:list-item>
          <text:p text:style-name="P31"><text:span text:style-name="T12">Write a simple program to show the creation and use of object pool</text:span>.</text:p>
          <text:p text:style-name="P31">(Answer: DPObjectPool)</text:p>
        </text:list-item>
        <text:list-item>
          <text:p text:style-name="P35"><text:span text:style-name="T9">(VVI) </text:span>Write a function which logs/writes messages to files asynchronously. Multiple thread should be able to write to different files concurrently e.g. if thread A want to write to a file ‘FA’ at the same time thread B wants to write to a file ‘FB’ then both threads should be able complete operation concurrently. Threads which wants to write messages to file shouldn’t block for file related i/o. Sample interface:</text:p>
          <text:p text:style-name="P37">Log<text:span text:style-name="T10">ger </text:span>{</text:p>
          <text:p text:style-name="P37"><text:s text:c="4"/>void log<text:span text:style-name="T11">Message</text:span>(filename,message);</text:p>
          <text:p text:style-name="P37">}</text:p>
          <text:p text:style-name="P36">(Answer: AsynchLogger)</text:p>
        </text:list-item>
        <text:list-item>
          <text:p text:style-name="P3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3:27:00</meta:creation-date>
    <meta:initial-creator>SONU</meta:initial-creator>
    <dc:language>en-IN</dc:language>
    <dc:date>2019-08-16T17:52:14.266730054</dc:date>
    <meta:editing-cycles>251</meta:editing-cycles>
    <meta:editing-duration>P10DT13H55M3S</meta:editing-duration>
    <meta:generator>LibreOffice/5.1.6.2$Linux_X86_64 LibreOffice_project/10m0$Build-2</meta:generator>
    <meta:document-statistic meta:table-count="0" meta:image-count="0" meta:object-count="0" meta:page-count="2" meta:paragraph-count="57" meta:word-count="485" meta:character-count="3367" meta:non-whitespace-character-count="2961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